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dale Mono" svg:font-family="'Andale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Text_20_body">
      <style:text-properties officeooo:rsid="0014b3ab" officeooo:paragraph-rsid="0014b3ab"/>
    </style:style>
    <style:style style:name="T1" style:family="text">
      <style:text-properties fo:font-weight="bold"/>
    </style:style>
    <style:style style:name="T2" style:family="text">
      <style:text-properties style:font-name="Andale Mono"/>
    </style:style>
    <style:style style:name="T3" style:family="text">
      <style:text-properties style:font-name="Andale Mono" fo:font-weight="bold"/>
    </style:style>
    <style:style style:name="T4" style:family="text">
      <style:text-properties style:font-name="DejaVu Sans"/>
    </style:style>
    <style:style style:name="T5" style:family="text">
      <style:text-properties style:font-name="DejaVu Sans" fo:font-weight="bold"/>
    </style:style>
    <style:style style:name="T6" style:family="text">
      <style:text-properties style:font-name="DejaVu Sans" fo:font-style="italic"/>
    </style:style>
    <style:style style:name="T7" style:family="text">
      <style:text-properties officeooo:rsid="0016ad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Usefull Link :</text:span></text:p>
      <text:p text:style-name="P2"><text:span text:style-name="T4">https://towardsdatascience.com/introduction-to-evolutionary-algorithms-a8594b484ac</text:span></text:p>
      <text:p text:style-name="Text_20_body"><text:span text:style-name="T4"/></text:p>
      <text:p text:style-name="Text_20_body"><text:span text:style-name="T4"/></text:p>
      <text:p text:style-name="Text_20_body"><text:span text:style-name="T4">In </text:span><text:a xlink:type="simple" xlink:href="https://en.wikipedia.org/wiki/Computer_science" text:style-name="Internet_20_link" text:visited-style-name="Visited_20_Internet_20_Link"><text:span text:style-name="T4">computer science</text:span></text:a><text:span text:style-name="T4">, </text:span><text:a xlink:type="simple" xlink:href="https://en.wikipedia.org/wiki/Artificial_intelligence" text:style-name="Internet_20_link" text:visited-style-name="Visited_20_Internet_20_Link"><text:span text:style-name="T4">artificial intelligence</text:span></text:a><text:span text:style-name="T4">, and </text:span><text:a xlink:type="simple" xlink:href="https://en.wikipedia.org/wiki/Mathematical_optimization" text:style-name="Internet_20_link" text:visited-style-name="Visited_20_Internet_20_Link"><text:span text:style-name="T4">mathematical optimization</text:span></text:a><text:span text:style-name="T4">, a </text:span><text:span text:style-name="T5">heuristic</text:span><text:span text:style-name="T4"> (from Greek εὑρίσκω "I find, discover") is a technique designed for </text:span><text:a xlink:type="simple" xlink:href="https://en.wikipedia.org/wiki/Problem_solving" text:style-name="Internet_20_link" text:visited-style-name="Visited_20_Internet_20_Link"><text:span text:style-name="T4">solving a problem</text:span></text:a><text:span text:style-name="T4"> more quickly when classic methods are too slow, or for finding an approximate solution when classic methods fail to find any exact solution. This is achieved by trading optimality, completeness, </text:span><text:a xlink:type="simple" xlink:href="https://en.wikipedia.org/wiki/Accuracy_and_precision" text:style-name="Internet_20_link" text:visited-style-name="Visited_20_Internet_20_Link"><text:span text:style-name="T4">accuracy</text:span></text:a><text:span text:style-name="T4">, or </text:span><text:a xlink:type="simple" xlink:href="https://en.wikipedia.org/wiki/Accuracy_and_precision" text:style-name="Internet_20_link" text:visited-style-name="Visited_20_Internet_20_Link"><text:span text:style-name="T4">precision</text:span></text:a><text:span text:style-name="T4"> for speed. In a way, it can be considered a shortcut. </text:span></text:p>
      <text:p text:style-name="Text_20_body"><text:span text:style-name="T4">A </text:span><text:span text:style-name="T5">heuristic function</text:span><text:span text:style-name="T4">, also called simply a </text:span><text:span text:style-name="T5">heuristic</text:span><text:span text:style-name="T4">, is a </text:span><text:a xlink:type="simple" xlink:href="https://en.wikipedia.org/wiki/Function_(mathematics)" text:style-name="Internet_20_link" text:visited-style-name="Visited_20_Internet_20_Link"><text:span text:style-name="T4">function</text:span></text:a><text:span text:style-name="T4"> that ranks alternatives in </text:span><text:a xlink:type="simple" xlink:href="https://en.wikipedia.org/wiki/Search_algorithm" text:style-name="Internet_20_link" text:visited-style-name="Visited_20_Internet_20_Link"><text:span text:style-name="T4">search algorithms</text:span></text:a><text:span text:style-name="T4"> at each branching step based on available information to decide which branch to follow. For example, it may approximate the exact solution.</text:span><text:bookmark text:name="cite_ref-1"/><text:a xlink:type="simple" xlink:href="https://en.wikipedia.org/wiki/Heuristic_(computer_science)#cite_note-1" text:style-name="Internet_20_link" text:visited-style-name="Visited_20_Internet_20_Link"><text:span text:style-name="T4">[1]</text:span></text:a><text:span text:style-name="T4"> </text:span></text:p>
      <text:p text:style-name="Text_20_body"><text:span text:style-name="T4"/></text:p>
      <text:p text:style-name="Text_20_body"><text:span text:style-name="T4"/></text:p>
      <text:p text:style-name="Text_20_body"><text:span text:style-name="T4">In </text:span><text:a xlink:type="simple" xlink:href="https://en.wikipedia.org/wiki/Mathematics" text:style-name="Internet_20_link" text:visited-style-name="Visited_20_Internet_20_Link"><text:span text:style-name="T4">mathematics</text:span></text:a><text:span text:style-name="T4">, </text:span><text:a xlink:type="simple" xlink:href="https://en.wikipedia.org/wiki/Computer_science" text:style-name="Internet_20_link" text:visited-style-name="Visited_20_Internet_20_Link"><text:span text:style-name="T4">computer science</text:span></text:a><text:span text:style-name="T4"> and </text:span><text:a xlink:type="simple" xlink:href="https://en.wikipedia.org/wiki/Economics" text:style-name="Internet_20_link" text:visited-style-name="Visited_20_Internet_20_Link"><text:span text:style-name="T4">economics</text:span></text:a><text:span text:style-name="T4">, an </text:span><text:span text:style-name="T5">optimization problem</text:span><text:span text:style-name="T4"> is the </text:span><text:a xlink:type="simple" xlink:href="https://en.wikipedia.org/wiki/Computational_problem" text:style-name="Internet_20_link" text:visited-style-name="Visited_20_Internet_20_Link"><text:span text:style-name="T4">problem</text:span></text:a><text:span text:style-name="T4"> of finding the </text:span><text:span text:style-name="T6">best</text:span><text:span text:style-name="T4"> solution from all </text:span><text:a xlink:type="simple" xlink:href="https://en.wikipedia.org/wiki/Feasible_solution" text:style-name="Internet_20_link" text:visited-style-name="Visited_20_Internet_20_Link"><text:span text:style-name="T4">feasible solutions</text:span></text:a><text:span text:style-name="T4">. </text:span></text:p>
      <text:p text:style-name="Text_20_body"><text:span text:style-name="T4"/></text:p>
      <text:p text:style-name="Standard"><text:span text:style-name="T4">In </text:span><text:a xlink:type="simple" xlink:href="https://en.wikipedia.org/wiki/Computer_science" text:style-name="Internet_20_link" text:visited-style-name="Visited_20_Internet_20_Link"><text:span text:style-name="T4">computer science</text:span></text:a><text:span text:style-name="T4"> and </text:span><text:a xlink:type="simple" xlink:href="https://en.wikipedia.org/wiki/Mathematical_optimization" text:style-name="Internet_20_link" text:visited-style-name="Visited_20_Internet_20_Link"><text:span text:style-name="T4">mathematical optimization</text:span></text:a><text:span text:style-name="T4">, a </text:span><text:span text:style-name="T5">metaheuristic</text:span><text:span text:style-name="T4"> is a higher-level </text:span><text:a xlink:type="simple" xlink:href="https://en.wikipedia.org/wiki/Procedure_(computer_science)" text:style-name="Internet_20_link" text:visited-style-name="Visited_20_Internet_20_Link"><text:span text:style-name="T4">procedure</text:span></text:a><text:span text:style-name="T4"> or </text:span><text:a xlink:type="simple" xlink:href="https://en.wikipedia.org/wiki/Heuristic_(computer_science)" text:style-name="Internet_20_link" text:visited-style-name="Visited_20_Internet_20_Link"><text:span text:style-name="T4">heuristic</text:span></text:a><text:span text:style-name="T4"> designed to find, generate, or select a heuristic (partial </text:span><text:a xlink:type="simple" xlink:href="https://en.wikipedia.org/wiki/Search_algorithm" text:style-name="Internet_20_link" text:visited-style-name="Visited_20_Internet_20_Link"><text:span text:style-name="T4">search algorithm</text:span></text:a><text:span text:style-name="T4">) that may provide a sufficiently good solution to an </text:span><text:a xlink:type="simple" xlink:href="https://en.wikipedia.org/wiki/Optimization_problem" text:style-name="Internet_20_link" text:visited-style-name="Visited_20_Internet_20_Link"><text:span text:style-name="T4">optimization problem</text:span></text:a><text:span text:style-name="T4">, especially with incomplete or imperfect information or limited computation capacity.</text:span><text:bookmark text:name="cite_ref-Bala2015_1-0"/><text:a xlink:type="simple" xlink:href="https://en.wikipedia.org/wiki/Metaheuristic#cite_note-Bala2015-1" text:style-name="Internet_20_link" text:visited-style-name="Visited_20_Internet_20_Link"><text:span text:style-name="T4">[1]</text:span></text:a><text:bookmark text:name="cite_ref-Bianchi2009_2-0"/><text:a xlink:type="simple" xlink:href="https://en.wikipedia.org/wiki/Metaheuristic#cite_note-Bianchi2009-2" text:style-name="Internet_20_link" text:visited-style-name="Visited_20_Internet_20_Link"><text:span text:style-name="T4">[2]</text:span></text:a><text:span text:style-name="T4"> Metaheuristics sample a subset of solutions which is otherwise too large to be completely enumerated or otherwise explored. Metaheuristics may make relatively few assumptions about the optimization problem being solved and so may be usable for a variety of problems.</text:span><text:bookmark text:name="cite_ref-blum03metaheuristics_3-0"/><text:a xlink:type="simple" xlink:href="https://en.wikipedia.org/wiki/Metaheuristic#cite_note-blum03metaheuristics-3" text:style-name="Internet_20_link" text:visited-style-name="Visited_20_Internet_20_Link"><text:span text:style-name="T4">[3]</text:span></text:a></text:p>
      <text:p text:style-name="Text_20_body"><text:span text:style-name="T4"/></text:p>
      <text:p text:style-name="P1"/>
      <text:p text:style-name="P1"/>
      <text:p text:style-name="P1"><text:span text:style-name="T7">A</text:span>n <text:span text:style-name="T1">evolutionary algorithm</text:span> (<text:span text:style-name="T1">EA</text:span>) is a generic population-based <text:a xlink:type="simple" xlink:href="https://en.wikipedia.org/wiki/Metaheuristic" text:style-name="Internet_20_link" text:visited-style-name="Visited_20_Internet_20_Link">metaheuristic</text:a> <text:a xlink:type="simple" xlink:href="https://en.wikipedia.org/wiki/Optimization_(mathematics)" text:style-name="Internet_20_link" text:visited-style-name="Visited_20_Internet_20_Link">optimization</text:a> <text:a xlink:type="simple" xlink:href="https://en.wikipedia.org/wiki/Algorithm" text:style-name="Internet_20_link" text:visited-style-name="Visited_20_Internet_20_Link">algorith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dale Mono" svg:font-family="'Andale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13:10:02.886080199</meta:creation-date>
    <meta:generator>LibreOffice/6.0.7.3$Linux_X86_64 LibreOffice_project/00m0$Build-3</meta:generator>
    <dc:date>2020-10-23T16:18:35.138147135</dc:date>
    <meta:editing-duration>PT2H28M22S</meta:editing-duration>
    <meta:editing-cycles>8</meta:editing-cycles>
    <meta:document-statistic meta:table-count="0" meta:image-count="0" meta:object-count="0" meta:page-count="1" meta:paragraph-count="7" meta:word-count="229" meta:character-count="1661" meta:non-whitespace-character-count="1436"/>
  </office:meta>
</office:document-meta>
</file>